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740eb" officeooo:paragraph-rsid="001740eb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40eb" officeooo:paragraph-rsid="001740eb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40eb" officeooo:paragraph-rsid="001740e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740eb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20pt" fo:letter-spacing="normal" fo:font-style="normal" fo:font-weight="normal" officeooo:rsid="001740eb" officeooo:paragraph-rsid="001740eb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740eb" officeooo:paragraph-rsid="001740e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8pt" fo:letter-spacing="normal" fo:font-style="normal" fo:font-weight="normal" officeooo:rsid="001740eb" officeooo:paragraph-rsid="001740eb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1740eb" officeooo:paragraph-rsid="001740e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9e50e" officeooo:paragraph-rsid="001a53b2" style:font-size-asian="10.5pt" style:font-size-complex="12pt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40eb" style:font-size-asian="10.5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4b68" style:font-size-asian="10.5pt" style:font-size-complex="12pt"/>
    </style:style>
    <style:style style:name="T3" style:family="text">
      <style:text-properties fo:font-variant="normal" fo:text-transform="none" fo:color="#000000" loext:opacity="100%" style:font-name="Liberation Serif" fo:font-size="18pt" fo:letter-spacing="normal" fo:font-style="normal" fo:font-weight="normal" style:font-size-asian="18pt" style:font-size-complex="18pt"/>
    </style:style>
    <style:style style:name="T4" style:family="text">
      <style:text-properties fo:font-variant="normal" fo:text-transform="none" fo:color="#000000" loext:opacity="100%" style:font-name="Liberation Serif" fo:font-size="18pt" fo:letter-spacing="normal" fo:font-style="normal" fo:font-weight="normal" officeooo:rsid="001740eb" style:font-size-asian="18pt" style:font-size-complex="18pt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normal" officeooo:rsid="001864ee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officeooo:rsid="001a53b2"/>
    </style:style>
    <style:style style:name="T8" style:family="text">
      <style:text-properties fo:font-variant="normal" fo:text-transform="none" fo:color="#000000" loext:opacity="100%" style:font-name="Liberation Serif" fo:letter-spacing="normal" fo:font-style="normal" fo:font-weight="normal" officeooo:rsid="001c4b68"/>
    </style:style>
    <style:style style:name="T9" style:family="text">
      <style:text-properties fo:color="#000000" loext:opacity="100%" style:font-name="Liberation Serif" fo:font-size="18pt" style:font-size-asian="18pt" style:font-size-complex="18pt"/>
    </style:style>
    <style:style style:name="T10" style:family="text">
      <style:text-properties officeooo:rsid="001c4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2">Entreprise</text:p>
      <text:p text:style-name="P2"/>
      <text:p text:style-name="P3">Chut, ca <text:span text:style-name="T10">lit</text:span> ! L’entreprise CC<text:span text:style-name="T10">L</text:span> <text:span text:style-name="T10">a</text:span> pour objectif de faire partager le plus d’œuvre littéraire dans des condition<text:span text:style-name="T10">s</text:span> qui ne prête<text:span text:style-name="T10">nt</text:span> pas à la lecture. Pour cela, il veut créer une application o<text:span text:style-name="T10">ù</text:span> il va pouvoir enregistrer des lectures réalis<text:span text:style-name="T10">ées</text:span> par des acteurs et les partager via leur plateforme.</text:p>
      <text:p text:style-name="P6"/>
      <text:p text:style-name="P5">Contexte - Besoin </text:p>
      <text:p text:style-name="P5"/>
      <text:p text:style-name="P4"><text:span text:style-name="T1">Pouvoir écouter une œuvre littéraire dans un lieu ambiant à l’</text:span><text:span text:style-name="T2">aide</text:span><text:span text:style-name="T1"> d’écouteur ou bien poser dans un endroit confortable avec des enceintes. Ils sera possible de reprendre l</text:span><text:span text:style-name="T2">a</text:span><text:span text:style-name="T1"> lecture là o</text:span><text:span text:style-name="T2">ù</text:span><text:span text:style-name="T1"> on l’a stopp</text:span><text:span text:style-name="T2">é</text:span><text:span text:style-name="T1">. Envie de passer le temps tout en se cultiv</text:span><text:span text:style-name="T2">ant</text:span><text:span text:style-name="T1">.<text:line-break/><text:line-break/></text:span><text:span text:style-name="T3">Contraintes techniques</text:span><text:span text:style-name="T9"> </text:span><text:span text:style-name="T4"><text:s/></text:span></text:p>
      <text:p text:style-name="P7"/>
      <text:p text:style-name="P3"><text:span text:style-name="T5">Appareil permettant la lecture et la retranscription de l’audio.<text:line-break/>Environnement pas trop bruyant.<text:line-break/></text:span><text:span text:style-name="T8">S</text:span><text:span text:style-name="T5">tockage important.<text:line-break/>Se souvenir des lectures effectu</text:span><text:span text:style-name="T8">ées</text:span><text:span text:style-name="T5"> </text:span><text:span text:style-name="T6">pour les utilisateur</text:span><text:span text:style-name="T8">s</text:span><text:span text:style-name="T6"> de compte.</text:span></text:p>
      <text:p text:style-name="P9"><text:span text:style-name="T6">A</text:span><text:span text:style-name="T5">uteur ont la possibilité de poser leurs lectures d’œuvre.<text:line-break/>Les lecteurs (avec un compte) ont la possibilité de comment</text:span><text:span text:style-name="T7">er</text:span><text:span text:style-name="T5"> et not</text:span><text:span text:style-name="T8">er</text:span><text:span text:style-name="T5"> ces dernières.</text:span></text:p>
      <text:p text:style-name="P9"><text:span text:style-name="T7">Les lecteurs ont la possibilité de mettre des livres audios dans leur coup de cœur.</text:span><text:span text:style-name="T5"><text:line-break/>L’admin pour</text:span><text:span text:style-name="T7">ra</text:span><text:span text:style-name="T5"> gérer les commentaire</text:span><text:span text:style-name="T7">s</text:span><text:span text:style-name="T5"> qui pourrai</text:span><text:span text:style-name="T8">ent</text:span><text:span text:style-name="T5"> être abusi</text:span><text:span text:style-name="T8">fs</text:span><text:span text:style-name="T5"> ou malveillant</text:span><text:span text:style-name="T8">s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9T10:01:19.412000000</dc:date>
    <meta:editing-duration>PT36M41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8" meta:word-count="176" meta:character-count="1107" meta:non-whitespace-character-count="935"/>
  </office:meta>
</office:document-meta>
</file>